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68bb" officeooo:paragraph-rsid="001b68bb"/>
    </style:style>
    <style:style style:name="T1" style:family="text">
      <style:text-properties officeooo:rsid="001c55d6"/>
    </style:style>
    <style:style style:name="T2" style:family="text">
      <style:text-properties officeooo:rsid="001da801"/>
    </style:style>
    <style:style style:name="T3" style:family="text">
      <style:text-properties officeooo:rsid="001f5569"/>
    </style:style>
    <style:style style:name="T4" style:family="text">
      <style:text-properties officeooo:rsid="0020c518"/>
    </style:style>
    <style:style style:name="T5" style:family="text">
      <style:text-properties officeooo:rsid="00219330"/>
    </style:style>
    <style:style style:name="T6" style:family="text">
      <style:text-properties officeooo:rsid="00232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01_105</text:p>
      <text:p text:style-name="P1"/>
      <text:p text:style-name="P1">- fridge (1,1,<text:span text:style-name="T4">2</text:span>): <text:span text:style-name="T3">courgette</text:span>, mushrooms, pak choi, tofu, <text:span text:style-name="T4">carrot</text:span></text:p>
      <text:p text:style-name="P1">- noodles: (2,1,<text:span text:style-name="T4">3</text:span>), in cupboard</text:p>
      <text:p text:style-name="P1">- pan/<text:span text:style-name="T2">wok</text:span>: (2,1,<text:span text:style-name="T4">1</text:span>), in cupboard</text:p>
      <text:p text:style-name="P1">- <text:span text:style-name="T1">garlic: (3,1,1), open shelf</text:span></text:p>
      <text:p text:style-name="P1">- <text:span text:style-name="T1">onions: (1,1,2)</text:span></text:p>
      <text:p text:style-name="P1">- <text:span text:style-name="T4">knife: (3,1,2), open</text:span></text:p>
      <text:p text:style-name="P1">- <text:span text:style-name="T4">spatula: in drawer, (2,1,2)</text:span></text:p>
      <text:p text:style-name="P1">- <text:span text:style-name="T4">scissors: (3,1,2), open</text:span></text:p>
      <text:p text:style-name="P1">- <text:span text:style-name="T5">saucepan: (2,1,0) in cupboard</text:span></text:p>
      <text:p text:style-name="P1">- <text:span text:style-name="T6">soy sauce: (1,1,4), in open cupboa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2:34:13.913408853</meta:creation-date>
    <dc:date>2021-11-11T12:56:00.245839789</dc:date>
    <meta:editing-duration>PT21M4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3" meta:character-count="322" meta:non-whitespace-character-count="280"/>
  </office:meta>
</office:document-meta>
</file>